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" svg:font-family="Courier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2.398cm" fo:margin-left="2.233cm" fo:margin-right="2.369cm" table:align="margins"/>
    </style:style>
    <style:style style:name="Tabla1.A" style:family="table-column">
      <style:table-column-properties style:column-width="12.398cm" style:rel-column-width="65535*"/>
    </style:style>
    <style:style style:name="Tabla1.A1" style:family="table-cell">
      <style:table-cell-properties fo:padding="0.097cm" fo:border="0.002cm solid #000000"/>
    </style:style>
    <style:style style:name="Tabla2" style:family="table">
      <style:table-properties style:width="14.21cm" table:align="center"/>
    </style:style>
    <style:style style:name="Tabla2.A" style:family="table-column">
      <style:table-column-properties style:column-width="14.21cm"/>
    </style:style>
    <style:style style:name="Tabla2.A1" style:family="table-cell">
      <style:table-cell-properties fo:padding="0.097cm" fo:border="0.002cm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1.905cm" fo:margin-right="0cm" fo:text-indent="-0.635cm" style:auto-text-indent="false"/>
      <style:text-properties fo:language="es" fo:country="ES"/>
    </style:style>
    <style:style style:name="P6" style:family="paragraph" style:parent-style-name="Text_20_body">
      <style:paragraph-properties fo:margin-left="1.27cm" fo:margin-right="0cm" fo:text-indent="-0.635cm" style:auto-text-indent="false"/>
    </style:style>
    <style:style style:name="P7" style:family="paragraph" style:parent-style-name="Text_20_body">
      <style:paragraph-properties fo:margin-left="1.27cm" fo:margin-right="0cm" fo:text-align="center" style:justify-single-word="false" fo:text-indent="-0.635cm" style:auto-text-indent="false"/>
      <style:text-properties fo:font-variant="normal" fo:text-transform="none" fo:font-size="12pt" fo:language="es" fo:country="ES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language="es" fo:country="ES"/>
    </style:style>
    <style:style style:name="P9" style:family="paragraph" style:parent-style-name="Text_20_body">
      <style:paragraph-properties fo:margin-left="-0.097cm" fo:margin-right="0.009cm" fo:text-align="center" style:justify-single-word="false" fo:text-indent="0cm" style:auto-text-indent="false">
        <style:tab-stops/>
      </style:paragraph-properties>
      <style:text-properties fo:font-variant="normal" fo:text-transform="none" fo:font-size="12pt" fo:language="es" fo:country="ES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margin-left="1.251cm" fo:margin-right="0cm" fo:text-align="start" style:justify-single-word="false" fo:text-indent="0cm" style:auto-text-indent="false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able_20_Contents">
      <style:paragraph-properties fo:margin-left="5.002cm" fo:margin-right="0cm" fo:text-align="start" style:justify-single-word="false" fo:text-indent="0cm" style:auto-text-indent="false"/>
    </style:style>
    <style:style style:name="P14" style:family="paragraph" style:parent-style-name="Text_20_body" style:list-style-name="L1">
      <style:text-properties fo:language="es" fo:country="ES"/>
    </style:style>
    <style:style style:name="P15" style:family="paragraph" style:parent-style-name="Text_20_body" style:list-style-name="L2">
      <style:text-properties fo:language="es" fo:country="ES"/>
    </style:style>
    <style:style style:name="P16" style:family="paragraph" style:parent-style-name="Text_20_body" style:list-style-name="L3">
      <style:text-properties fo:language="es" fo:country="ES"/>
    </style:style>
    <style:style style:name="P17" style:family="paragraph" style:parent-style-name="Text_20_body" style:list-style-name="L4">
      <style:text-properties fo:language="es" fo:country="ES"/>
    </style:style>
    <style:style style:name="P18" style:family="paragraph" style:parent-style-name="Text_20_body" style:list-style-name="L7">
      <style:text-properties fo:language="es" fo:country="ES"/>
    </style:style>
    <style:style style:name="P19" style:family="paragraph" style:parent-style-name="Text_20_body" style:list-style-name="L5">
      <style:text-properties fo:font-weight="normal" style:font-weight-asian="normal" style:font-weight-complex="normal"/>
    </style:style>
    <style:style style:name="P20" style:family="paragraph" style:parent-style-name="Text_20_body" style:list-style-name="L6">
      <style:paragraph-properties fo:margin-left="1.27cm" fo:margin-right="0cm" fo:text-indent="-0.635cm" style:auto-text-indent="false"/>
      <style:text-properties fo:font-variant="normal" fo:text-transform="none" fo:language="es" fo:country="ES"/>
    </style:style>
    <style:style style:name="P21" style:family="paragraph" style:parent-style-name="Text_20_body" style:list-style-name="L6">
      <style:paragraph-properties fo:margin-left="3.752cm" fo:margin-right="0cm" fo:text-align="start" style:justify-single-word="false" fo:text-indent="-0.635cm" style:auto-text-indent="false"/>
    </style:style>
    <style:style style:name="P22" style:family="paragraph" style:parent-style-name="Heading_20_2">
      <style:text-properties fo:language="es" fo:country="ES"/>
    </style:style>
    <style:style style:name="P23" style:family="paragraph" style:parent-style-name="Heading_20_1">
      <style:text-properties fo:language="es" fo:country="ES" fo:font-style="italic"/>
    </style:style>
    <style:style style:name="P24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000000" style:font-name="Courier" fo:letter-spacing="normal" fo:font-style="normal" fo:font-weight="normal"/>
    </style:style>
    <style:style style:name="T5" style:family="text">
      <style:text-properties fo:font-variant="normal" fo:text-transform="none" fo:color="#000000" fo:language="es" fo:country="ES"/>
    </style:style>
    <style:style style:name="T6" style:family="text">
      <style:text-properties fo:font-variant="normal" fo:text-transform="none" fo:color="#0000ff" style:font-name="Courier" fo:letter-spacing="normal" fo:font-style="normal" fo:font-weight="normal"/>
    </style:style>
    <style:style style:name="T7" style:family="text">
      <style:text-properties fo:font-variant="normal" fo:text-transform="none" fo:color="#0000ff" fo:language="es" fo:country="ES"/>
    </style:style>
    <style:style style:name="T8" style:family="text">
      <style:text-properties fo:font-variant="normal" fo:text-transform="none" fo:color="#ff00ff" style:font-name="Courier" fo:letter-spacing="normal" fo:font-style="normal" fo:font-weight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ignación primer ingreso</text:p>
      <text:p text:style-name="P4">Asignación - CATS</text:p>
      <text:h text:style-name="Heading_20_1" text:outline-level="1"><draw:line text:anchor-type="paragraph" draw:z-index="0" draw:style-name="gr1" draw:text-style-name="P24" svg:x1="0.035cm" svg:y1="0.065cm" svg:x2="17.004cm" svg:y2="0.065cm"><text:p/></draw:line>CARACTERISTICAS</text:h>
      <text:list xml:id="list29696958" text:style-name="L1">
        <text:list-item>
          <text:p text:style-name="P14">Proceso mediante el cual se asignan los cursos del primer semestre del <text:span text:style-name="T11">pensum</text:span> vigente de la carrera en la que se encuentran inscritos aquellos estudiantes que nunca han tenido asignaciones en la Escuela de Trabajo Social. </text:p>
        </text:list-item>
        <text:list-item>
          <text:p text:style-name="P14">Dicho proceso puede ser ejecutado <text:span text:style-name="T9">N</text:span><text:span text:style-name="T10"> veces por el administrador dentro del periodo de asignaciones establecido en el calendario de labores.</text:span>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Standard"><text:tab/><text:span text:style-name="T1">Proceso de asignación de cursos a estudiantes de primer ingreso sin asignaciones <text:tab/>anteriores.</text:span></text:p>
      <text:h text:style-name="Heading_20_2" text:outline-level="2">ACTOR PRIMARIO</text:h>
      <text:list xml:id="list29686415" text:style-name="L2">
        <text:list-item>
          <text:p text:style-name="P15">Usuario autenticado en el sistema</text:p>
        </text:list-item>
      </text:list>
      <text:h text:style-name="Heading_20_2" text:outline-level="2">PRE-CONDICIONES</text:h>
      <text:list xml:id="list29682960" text:style-name="L3">
        <text:list-item>
          <text:p text:style-name="P16">Que el actor tenga acceso al sistema</text:p>
        </text:list-item>
        <text:list-item>
          <text:p text:style-name="P16">Que el actor este registrado en el sistema</text:p>
        </text:list-item>
        <text:list-item>
          <text:p text:style-name="P16">Que el actor tenga el perfil con el rol para la asignación automática de cursos.</text:p>
        </text:list-item>
      </text:list>
      <text:h text:style-name="Heading_20_2" text:outline-level="2">POST-CONDICIONES</text:h>
      <text:list xml:id="list29684640" text:style-name="L4">
        <text:list-item>
          <text:p text:style-name="P17">En caso de éxito o error</text:p>
        </text:list-item>
      </text:list>
      <text:p text:style-name="P5">1.<text:tab/>Se le notificará al usuario por medio de un correo electrónico el resultado del proceso de asignación automática.</text:p>
      <text:h text:style-name="Heading_20_2" text:outline-level="2">FLUJO PRINCIPAL </text:h>
      <text:list xml:id="list29703397" text:style-name="L5">
        <text:list-item>
          <text:p text:style-name="P19"><text:span text:style-name="T1">El actor selecciona del menú principal Operaciones → </text:span><text:span text:style-name="T2">Asignación primer ingreso.</text:span></text:p>
        </text:list-item>
      </text:list>
      <text:list xml:id="list29697194" text:style-name="L6">
        <text:list-item>
          <text:p text:style-name="P20">El sistema verifica que el periodo de asignación en el calendario de actividades este vigente.</text:p>
        </text:list-item>
        <text:list-item>
          <text:p text:style-name="P20">Se guarda el usuario que ejecuta la operación, la fecha, y el ID de la Asignación automática.</text:p>
        </text:list-item>
        <text:list-item>
          <text:p text:style-name="P20">Se muestra el ID de la Asignación automática al actor primario y se le muestra el siguiente mensaje:</text:p>
        </text:list-item>
      </text:list>
      <text:p text:style-name="P8"/>
      <text:p text:style-name="P8"/>
      <text:p text:style-name="P8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9">Se ha iniciado el proceso para la asignación automática </text:p>
            <text:p text:style-name="P9">de estudiantes de primer ingreso. El ID del proceso es #####.</text:p>
            <text:p text:style-name="P9">Se le notificará por medio de un </text:p>
            <text:p text:style-name="P9">correo electrónico el resultado del mismo.</text:p>
          </table:table-cell>
        </table:table-row>
      </table:table>
      <text:p text:style-name="P7"/>
      <text:list xml:id="list30315998" text:continue-numbering="true" text:style-name="L6">
        <text:list-item>
          <text:p text:style-name="P20">Se ejecuta el proceso en segundo plano.</text:p>
        </text:list-item>
        <text:list-item>
          <text:p text:style-name="P20">El proceso selecciona los estudiantes <text:span text:style-name="T11">inscritos</text:span> con número de carné del año en que se ejecuta el proceso:</text:p>
          <text:list>
            <text:list-header>
              <text:p text:style-name="P21"><text:span text:style-name="T7">SELECT </text:span><text:span text:style-name="T5">*</text:span><text:span text:style-name="T7"> </text:span></text:p>
              <text:p text:style-name="P21"><text:span text:style-name="T7">FROM </text:span><text:span text:style-name="T5">estudiante</text:span><text:span text:style-name="T7"> </text:span></text:p>
              <text:p text:style-name="P21"><text:span text:style-name="T7">WHERE SUBSTR</text:span><text:span text:style-name="T5">(carne,1,4)</text:span><text:span text:style-name="T7"> </text:span><text:span text:style-name="T5">=</text:span><text:span text:style-name="T7"> </text:span><text:span text:style-name="T6">TRUNC</text:span><text:span text:style-name="T4">(SYSDATE,</text:span><text:span text:style-name="T6">'</text:span><text:span text:style-name="T8">YEAR</text:span><text:span text:style-name="T6">'</text:span><text:span text:style-name="T4">)</text:span> </text:p>
            </text:list-header>
          </text:list>
        </text:list-item>
        <text:list-item>
          <text:p text:style-name="P20">Se asigna los cursos configurados para el primer semestre del pensum vigente de la carrera donde se encuentra inscrito cada uno de los estudiante obtenidos en el paso 4 mediante un proceso de balanceo entre las secciones disponibles.</text:p>
        </text:list-item>
        <text:list-item>
          <text:p text:style-name="P20">Se genera un número de boleta por cada asignación que se realiza, en base a la fecha y hora de la transacción por medio del algoritmo MD5.</text:p>
        </text:list-item>
        <text:list-item>
          <text:p text:style-name="P20">Se asocia el ID de la asignación automática a la asignación realizada al estudiante.</text:p>
        </text:list-item>
        <text:list-item>
          <text:p text:style-name="P20">Se envía un correo electrónico a la dirección configurada del actor primario con el resultado del proceso: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0">Estimado usuario(a)</text:p>
            <text:p text:style-name="P10"/>
            <text:p text:style-name="P10">El proceso de asignación de cursos a estudiantes de primer ingreso solicitado, ha finalizado correctamente. A continuación se le presenta un resumén con el resultado del mismo:</text:p>
            <text:p text:style-name="P10"/>
            <text:p text:style-name="P11">Fecha inicio: 10/01/2011 20:23:35</text:p>
            <text:p text:style-name="P11">Fecha fin: <text:s text:c="4"/>10/01/2011 20:35:01</text:p>
            <text:p text:style-name="P11">Total estudiantes asignados: 56</text:p>
            <text:p text:style-name="P11">Estudiantes por carrera: Carrera 1: <text:s/>22</text:p>
            <text:p text:style-name="P13"><text:s text:c="3"/>Carrera 2: <text:s/>18</text:p>
            <text:p text:style-name="P13"><text:s text:c="3"/>Carrera 3: <text:s/>16</text:p>
            <text:p text:style-name="P11"/>
            <text:p text:style-name="P12">Sistema de Control Académico</text:p>
            <text:p text:style-name="P12">Escuela de Trabajo Social</text:p>
          </table:table-cell>
        </table:table-row>
      </table:table>
      <text:list xml:id="list30312304" text:continue-numbering="true" text:style-name="L6">
        <text:list-header>
          <text:p text:style-name="P20"/>
        </text:list-header>
      </text:list>
      <text:h text:style-name="P22" text:outline-level="2">REFERENCIAS</text:h>
      <text:p text:style-name="P6">●<text:span text:style-name="T3"> <text:tab/></text:span><text:span text:style-name="T1">Sin referencias</text:span></text:p>
      <text:h text:style-name="P22" text:outline-level="2"><text:soft-page-break/>REGLAS DEL NEGOCIO</text:h>
      <text:list xml:id="list29709135" text:style-name="L7">
        <text:list-item>
          <text:p text:style-name="P18">Validación de período de asignación válido.</text:p>
        </text:list-item>
        <text:list-item>
          <text:p text:style-name="P18">Validación de cursos de primer semestre en pensum vigente.</text:p>
        </text:list-item>
        <text:list-item>
          <text:p text:style-name="P18">Validación de pensum por carrera.</text:p>
        </text:list-item>
      </text:list>
      <text:h text:style-name="P22" text:outline-level="2">COMENTARIOS ADICIONALES</text:h>
      <text:p text:style-name="P6">●<text:span text:style-name="T3"><text:tab/></text:span><text:span text:style-name="T1">Este caso de uso no tiene comentarios adicionales.</text:span></text:p>
      <text:h text:style-name="P23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ourier" svg:font-family="Courier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Asignación: Asignación primer ingreso <text:tab/><text:tab/>CU-CATS001</text:p>
        <text:p text:style-name="MP2">10/01/2011<text:tab/><text:tab/>Autor: Carlos Solór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Alejandro Solórzano Roldán</meta:initial-creator>
    <meta:creation-date>2010-11-25T15:48:42.72</meta:creation-date>
    <dc:date>2011-01-13T10:20:11.83</dc:date>
    <dc:creator>Carlos Alejandro Solórzano Roldán</dc:creator>
    <meta:editing-duration>PT10H10M42S</meta:editing-duration>
    <meta:editing-cycles>28</meta:editing-cycles>
    <meta:generator>OpenOffice.org/3.2$Win32 OpenOffice.org_project/320m18$Build-9502</meta:generator>
    <meta:document-statistic meta:table-count="2" meta:image-count="0" meta:object-count="0" meta:page-count="3" meta:paragraph-count="57" meta:word-count="503" meta:character-count="3097"/>
  </office:meta>
</office:document-meta>
</file>